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6F000002F6CC2B9F8AA8ADD9C3.png" manifest:media-type="image/png"/>
  <manifest:file-entry manifest:full-path="Pictures/100000000000046F000002F65F6A72C4E98E04E8.png" manifest:media-type="image/png"/>
  <manifest:file-entry manifest:full-path="Pictures/100000000000046F000002F64D4AF6CD92922E9E.png" manifest:media-type="image/png"/>
  <manifest:file-entry manifest:full-path="Pictures/100000000000046F000002F69E271A13E1380403.png" manifest:media-type="image/png"/>
  <manifest:file-entry manifest:full-path="Pictures/100000000000046F000002F69EAFAFF72F3A437F.png" manifest:media-type="image/png"/>
  <manifest:file-entry manifest:full-path="Pictures/100000000000046F000002F7729FF627AED9C17B.png" manifest:media-type="image/png"/>
  <manifest:file-entry manifest:full-path="Pictures/100000000000046F000002F6059C87A6C15D8C0B.png" manifest:media-type="image/png"/>
  <manifest:file-entry manifest:full-path="Pictures/100000000000046F000002F6732D4F3CA62421DE.png" manifest:media-type="image/png"/>
  <manifest:file-entry manifest:full-path="Pictures/1000000000000470000002F65AF0DCF4D340A63B.png" manifest:media-type="image/png"/>
  <manifest:file-entry manifest:full-path="Pictures/100000000000046F000002F70F33C6050D768FE4.png" manifest:media-type="image/png"/>
  <manifest:file-entry manifest:full-path="Pictures/100000000000046E000002F68DC4A1E1BD90DE04.png" manifest:media-type="image/png"/>
  <manifest:file-entry manifest:full-path="Pictures/1000000000000470000002F7E9B470D9ACA578DB.png" manifest:media-type="image/png"/>
  <manifest:file-entry manifest:full-path="Pictures/100000000000046F000002F7AC659E85C038B8A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111111" draw:fill-color="#ffffff" draw:textarea-vertical-align="middle" draw:shadow="visible"/>
    </style:style>
    <style:style style:name="gr3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 draw:shadow="hidden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width="0.053cm" svg:stroke-color="#111111" draw:marker-start-width="0.279cm" draw:marker-end-width="0.279cm" draw:fill-color="#ffffff" draw:opacity="0%" draw:textarea-vertical-align="middle" fo:padding-top="0.151cm" fo:padding-bottom="0.151cm" fo:padding-left="0.276cm" fo:padding-right="0.276cm" draw:shadow="hidden"/>
    </style:style>
    <style:style style:name="gr7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="hatch" draw:fill-hatch-name="Blue_20_Crossed_20_45_20_Degrees" draw:fill-hatch-solid="true" draw:textarea-vertical-align="middle" draw:shadow="hidden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font-name="Open Sans" fo:font-size="14pt" style:font-size-asian="14pt" style:font-size-complex="14pt"/>
    </style:style>
    <style:style style:name="P4" style:family="paragraph">
      <loext:graphic-properties draw:fill-color="#ffffff"/>
      <style:paragraph-properties fo:text-align="center"/>
      <style:text-properties style:font-name="Open Sans" fo:font-size="18pt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loext:graphic-properties draw:fill="hatch" draw:fill-hatch-name="Blue_20_Crossed_20_45_20_Degrees" draw:fill-hatch-solid="true"/>
      <style:paragraph-properties fo:text-align="center"/>
    </style:style>
    <style:style style:name="T1" style:family="text">
      <style:text-properties style:font-name="Open Sans" fo:font-size="14pt" style:font-size-asian="14pt" style:font-size-complex="14pt"/>
    </style:style>
    <style:style style:name="T2" style:family="text">
      <style:text-properties style:font-name="Open Sans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0.025cm" svg:height="20.051cm" svg:x="0cm" svg:y="0cm">
          <draw:image xlink:href="Pictures/100000000000046F000002F6732D4F3CA62421DE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30.025cm" svg:height="20.051cm" svg:x="0cm" svg:y="0cm">
          <draw:image xlink:href="Pictures/100000000000046F000002F69EAFAFF72F3A437F.png" xlink:type="simple" xlink:show="embed" xlink:actuate="onLoad">
            <text:p/>
          </draw:image>
        </draw:frame>
        <draw:rect draw:style-name="gr2" draw:text-style-name="P3" draw:layer="layout" svg:width="2.1cm" svg:height="1.2cm" svg:x="3.1cm" svg:y="11.5cm">
          <text:p text:style-name="P2"><text:span text:style-name="T1">Filters</text:span></text:p>
        </draw:rect>
        <draw:rect draw:style-name="gr2" draw:text-style-name="P4" draw:layer="layout" svg:width="2.4cm" svg:height="1.6cm" svg:x="8.4cm" svg:y="9cm">
          <text:p text:style-name="P2"><text:span text:style-name="T2"><text:line-break/></text:span><text:span text:style-name="T1">Filter </text:span></text:p>
          <text:p text:style-name="P2"><text:span text:style-name="T1">results</text:span></text:p>
          <text:p text:style-name="P2"><text:span text:style-name="T2"/></text:p>
        </draw:rect>
        <draw:line draw:style-name="gr3" draw:text-style-name="P1" draw:layer="layout" svg:x1="4.2cm" svg:y1="11.5cm" svg:x2="4.2cm" svg:y2="9.9cm">
          <text:p/>
        </draw:line>
        <draw:line draw:style-name="gr4" draw:text-style-name="P1" draw:layer="layout" svg:x1="9.5cm" svg:y1="9cm" svg:x2="8.2cm" svg:y2="7.3cm">
          <text:p/>
        </draw:line>
        <draw:rect draw:style-name="gr2" draw:text-style-name="P4" draw:layer="layout" svg:width="2.4cm" svg:height="1.4cm" svg:x="15.3cm" svg:y="15.1cm">
          <text:p text:style-name="P2"><text:span text:style-name="T2"><text:line-break/></text:span><text:span text:style-name="T1">Task view</text:span></text:p>
          <text:p text:style-name="P2"><text:span text:style-name="T2"/></text:p>
        </draw:rect>
        <draw:line draw:style-name="gr3" draw:text-style-name="P1" draw:layer="layout" svg:x1="16.1cm" svg:y1="15.1cm" svg:x2="15.7cm" svg:y2="13.7cm">
          <text:p/>
        </draw:line>
      </draw:page>
      <draw:page draw:name="page3" draw:style-name="dp1" draw:master-page-name="Default">
        <draw:frame draw:style-name="gr1" draw:text-style-name="P1" draw:layer="layout" svg:width="30.025cm" svg:height="20.051cm" svg:x="0cm" svg:y="0cm">
          <draw:image xlink:href="Pictures/100000000000046F000002F64D4AF6CD92922E9E.png" xlink:type="simple" xlink:show="embed" xlink:actuate="onLoad">
            <text:p/>
          </draw:image>
        </draw:frame>
        <draw:rect draw:style-name="gr2" draw:text-style-name="P3" draw:layer="layout" svg:width="2.9cm" svg:height="1.3cm" svg:x="9.986cm" svg:y="5.513cm">
          <text:p text:style-name="P2"><text:span text:style-name="T1">Toggle view</text:span></text:p>
        </draw:rect>
        <draw:line draw:style-name="gr5" draw:text-style-name="P1" draw:layer="layout" svg:x1="11.086cm" svg:y1="5.513cm" svg:x2="13.4cm" svg:y2="1.8cm">
          <text:p/>
        </draw:line>
        <draw:line draw:style-name="gr5" draw:text-style-name="P1" draw:layer="layout" svg:x1="11.786cm" svg:y1="5.513cm" svg:x2="14cm" svg:y2="1.9cm">
          <text:p/>
        </draw:line>
        <draw:line draw:style-name="gr5" draw:text-style-name="P1" draw:layer="layout" svg:x1="10.586cm" svg:y1="5.513cm" svg:x2="5.2cm" svg:y2="1.7cm">
          <text:p/>
        </draw:line>
        <draw:rect draw:style-name="gr2" draw:text-style-name="P3" draw:layer="layout" svg:width="4.5cm" svg:height="1.3cm" svg:x="15.386cm" svg:y="6.413cm">
          <text:p text:style-name="P2"><text:span text:style-name="T1">Focus on task form</text:span></text:p>
        </draw:rect>
        <draw:line draw:style-name="gr5" draw:text-style-name="P1" draw:layer="layout" svg:x1="17.386cm" svg:y1="6.413cm" svg:x2="14.886cm" svg:y2="1.813cm">
          <text:p/>
        </draw:line>
      </draw:page>
      <draw:page draw:name="page4" draw:style-name="dp1" draw:master-page-name="Default">
        <draw:frame draw:style-name="gr1" draw:text-style-name="P1" draw:layer="layout" svg:width="30.025cm" svg:height="20.078cm" svg:x="0cm" svg:y="0cm">
          <draw:image xlink:href="Pictures/100000000000046F000002F70F33C6050D768FE4.png" xlink:type="simple" xlink:show="embed" xlink:actuate="onLoad">
            <text:p/>
          </draw:image>
        </draw:frame>
        <draw:line draw:style-name="gr5" draw:text-style-name="P1" draw:layer="layout" svg:x1="24.7cm" svg:y1="0.6cm" svg:x2="15.4cm" svg:y2="3.4cm">
          <text:p/>
        </draw:line>
      </draw:page>
      <draw:page draw:name="page5" draw:style-name="dp1" draw:master-page-name="Default">
        <draw:frame draw:style-name="gr1" draw:text-style-name="P1" draw:layer="layout" svg:width="30.051cm" svg:height="20.051cm" svg:x="0cm" svg:y="0cm">
          <draw:image xlink:href="Pictures/1000000000000470000002F65AF0DCF4D340A63B.png" xlink:type="simple" xlink:show="embed" xlink:actuate="onLoad">
            <text:p/>
          </draw:image>
        </draw:frame>
        <draw:line draw:style-name="gr5" draw:text-style-name="P1" draw:layer="layout" svg:x1="20.4cm" svg:y1="0.6cm" svg:x2="15.5cm" svg:y2="2.9cm">
          <text:p/>
        </draw:line>
      </draw:page>
      <draw:page draw:name="page6" draw:style-name="dp1" draw:master-page-name="Default">
        <draw:frame draw:style-name="gr1" draw:text-style-name="P1" draw:layer="layout" svg:width="30.051cm" svg:height="20.078cm" svg:x="0cm" svg:y="0cm">
          <draw:image xlink:href="Pictures/1000000000000470000002F7E9B470D9ACA578DB.png" xlink:type="simple" xlink:show="embed" xlink:actuate="onLoad">
            <text:p/>
          </draw:image>
        </draw:frame>
        <draw:rect draw:style-name="gr6" draw:text-style-name="P5" draw:layer="layout" svg:width="8.5cm" svg:height="18.2cm" svg:x="5.3cm" svg:y="1.2cm">
          <text:p/>
        </draw:rect>
      </draw:page>
      <draw:page draw:name="page7" draw:style-name="dp1" draw:master-page-name="Default">
        <draw:frame draw:style-name="gr1" draw:text-style-name="P1" draw:layer="layout" svg:width="30.025cm" svg:height="20.051cm" svg:x="0cm" svg:y="0cm">
          <draw:image xlink:href="Pictures/100000000000046F000002F69E271A13E1380403.png" xlink:type="simple" xlink:show="embed" xlink:actuate="onLoad">
            <text:p/>
          </draw:image>
        </draw:frame>
        <draw:rect draw:style-name="gr6" draw:text-style-name="P5" draw:layer="layout" svg:width="8.7cm" svg:height="1cm" svg:x="14.2cm" svg:y="5.3cm">
          <text:p/>
        </draw:rect>
        <draw:line draw:style-name="gr7" draw:text-style-name="P1" draw:layer="layout" svg:x1="24.2cm" svg:y1="5.5cm" svg:x2="22.9cm" svg:y2="5.9cm">
          <text:p/>
        </draw:line>
      </draw:page>
      <draw:page draw:name="page8" draw:style-name="dp1" draw:master-page-name="Default">
        <draw:frame draw:style-name="gr1" draw:text-style-name="P1" draw:layer="layout" svg:width="29.999cm" svg:height="20.051cm" svg:x="0cm" svg:y="0cm">
          <draw:image xlink:href="Pictures/100000000000046E000002F68DC4A1E1BD90DE04.png" xlink:type="simple" xlink:show="embed" xlink:actuate="onLoad">
            <text:p/>
          </draw:image>
        </draw:frame>
        <draw:line draw:style-name="gr5" draw:text-style-name="P1" draw:layer="layout" svg:x1="2.8cm" svg:y1="1.7cm" svg:x2="3.7cm" svg:y2="1.6cm">
          <text:p/>
        </draw:line>
        <draw:rect draw:style-name="gr6" draw:text-style-name="P5" draw:layer="layout" svg:width="23.8cm" svg:height="14.3cm" svg:x="3.1cm" svg:y="0.8cm">
          <text:p/>
        </draw:rect>
      </draw:page>
      <draw:page draw:name="page9" draw:style-name="dp1" draw:master-page-name="Default">
        <draw:frame draw:style-name="gr1" draw:text-style-name="P1" draw:layer="layout" svg:width="30.025cm" svg:height="20.078cm" svg:x="0cm" svg:y="0cm">
          <draw:image xlink:href="Pictures/100000000000046F000002F7729FF627AED9C17B.png" xlink:type="simple" xlink:show="embed" xlink:actuate="onLoad">
            <text:p/>
          </draw:image>
        </draw:frame>
        <draw:rect draw:style-name="gr6" draw:text-style-name="P5" draw:layer="layout" svg:width="23.8cm" svg:height="14.9cm" svg:x="3.1cm" svg:y="0.8cm">
          <text:p/>
        </draw:rect>
      </draw:page>
      <draw:page draw:name="page10" draw:style-name="dp1" draw:master-page-name="Default">
        <draw:frame draw:style-name="gr8" draw:text-style-name="P2" draw:layer="layout" svg:width="30.025cm" svg:height="20.078cm" svg:x="0cm" svg:y="0cm">
          <draw:image xlink:href="Pictures/100000000000046F000002F7AC659E85C038B8AF.png" xlink:type="simple" xlink:show="embed" xlink:actuate="onLoad">
            <text:p/>
          </draw:image>
        </draw:frame>
      </draw:page>
      <draw:page draw:name="page11" draw:style-name="dp1" draw:master-page-name="Default">
        <draw:frame draw:style-name="gr1" draw:text-style-name="P1" draw:layer="layout" svg:width="30.025cm" svg:height="20.051cm" svg:x="0cm" svg:y="0cm">
          <draw:image xlink:href="Pictures/100000000000046F000002F65F6A72C4E98E04E8.png" xlink:type="simple" xlink:show="embed" xlink:actuate="onLoad">
            <text:p/>
          </draw:image>
        </draw:frame>
        <draw:rect draw:style-name="gr9" draw:text-style-name="P6" draw:layer="layout" svg:width="4.3cm" svg:height="0.7cm" svg:x="12.3cm" svg:y="0.2cm">
          <text:p/>
        </draw:rect>
      </draw:page>
      <draw:page draw:name="page12" draw:style-name="dp1" draw:master-page-name="Default">
        <draw:frame draw:style-name="gr1" draw:text-style-name="P1" draw:layer="layout" svg:width="30.025cm" svg:height="20.051cm" svg:x="0cm" svg:y="0cm">
          <draw:image xlink:href="Pictures/100000000000046F000002F6059C87A6C15D8C0B.png" xlink:type="simple" xlink:show="embed" xlink:actuate="onLoad">
            <text:p/>
          </draw:image>
        </draw:frame>
        <draw:rect draw:style-name="gr9" draw:text-style-name="P6" draw:layer="layout" svg:width="11.6cm" svg:height="0.9cm" svg:x="15.1cm" svg:y="1.2cm">
          <text:p/>
        </draw:rect>
      </draw:page>
      <draw:page draw:name="page13" draw:style-name="dp1" draw:master-page-name="Default">
        <draw:frame draw:style-name="gr1" draw:text-style-name="P1" draw:layer="layout" svg:width="30.025cm" svg:height="20.051cm" svg:x="0cm" svg:y="0cm">
          <draw:image xlink:href="Pictures/100000000000046F000002F6059C87A6C15D8C0B.png" xlink:type="simple" xlink:show="embed" xlink:actuate="onLoad">
            <text:p/>
          </draw:image>
        </draw:frame>
        <draw:rect draw:style-name="gr9" draw:text-style-name="P6" draw:layer="layout" svg:width="3.6cm" svg:height="0.9cm" svg:x="22.8cm" svg:y="5.4cm">
          <text:p/>
        </draw:rect>
        <draw:rect draw:style-name="gr9" draw:text-style-name="P6" draw:layer="layout" svg:width="15.8cm" svg:height="10.6cm" svg:x="14cm" svg:y="6.3cm">
          <text:p/>
        </draw:rect>
      </draw:page>
      <draw:page draw:name="page14" draw:style-name="dp1" draw:master-page-name="Default">
        <draw:frame draw:style-name="gr1" draw:text-style-name="P1" draw:layer="layout" svg:width="30.025cm" svg:height="20.051cm" svg:x="0cm" svg:y="0cm">
          <draw:image xlink:href="Pictures/100000000000046F000002F6059C87A6C15D8C0B.png" xlink:type="simple" xlink:show="embed" xlink:actuate="onLoad">
            <text:p/>
          </draw:image>
        </draw:frame>
        <draw:rect draw:style-name="gr9" draw:text-style-name="P6" draw:layer="layout" svg:width="7.9cm" svg:height="1.5cm" svg:x="5.4cm" svg:y="2.2cm">
          <text:p/>
        </draw:rect>
      </draw:page>
      <draw:page draw:name="page15" draw:style-name="dp1" draw:master-page-name="Default">
        <draw:frame draw:style-name="gr1" draw:text-style-name="P1" draw:layer="layout" svg:width="30.025cm" svg:height="20.051cm" svg:x="0cm" svg:y="0cm">
          <draw:image xlink:href="Pictures/100000000000046F000002F6CC2B9F8AA8ADD9C3.png" xlink:type="simple" xlink:show="embed" xlink:actuate="onLoad">
            <text:p/>
          </draw:image>
        </draw:frame>
        <draw:rect draw:style-name="gr9" draw:text-style-name="P6" draw:layer="layout" svg:width="7.2cm" svg:height="0.9cm" svg:x="5.7cm" svg:y="1.2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ue_20_Crossed_20_45_20_Degrees" draw:display-name="Blue Crossed 45 Degrees" draw:style="double" draw:color="#000080" draw:distance="0.076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ds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1T07:42:46.590054889</meta:creation-date>
    <dc:date>2016-11-21T09:44:53.768716688</dc:date>
    <meta:editing-duration>PT17M31S</meta:editing-duration>
    <meta:editing-cycles>6</meta:editing-cycles>
    <meta:generator>LibreOffice/5.1.4.2$Linux_X86_64 LibreOffice_project/10m0$Build-2</meta:generator>
    <meta:document-statistic meta:object-count="41"/>
  </office:meta>
</office:document-meta>
</file>